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9cm" draw:marker-end-width="0.439cm" draw:opacity="0%" draw:textarea-horizontal-align="justify" draw:textarea-vertical-align="middle" draw:auto-grow-height="false" fo:min-height="2.027cm" fo:min-width="1.777cm" fo:padding-top="0.205cm" fo:padding-bottom="0.205cm" fo:padding-left="0.33cm" fo:padding-right="0.33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457cm" fo:min-width="1.296cm"/>
    </style:style>
    <style:style style:name="gr3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0.343cm" fo:min-width="0.65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73cm" svg:height="4.873cm" svg:x="0.06cm" svg:y="0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54cm" svg:height="2.413cm" svg:x="1.23cm" svg:y="1cm">
          <text:p/>
          <draw:enhanced-geometry svg:viewBox="0 0 21600 21600" draw:glue-points="10800 0 3163 3163 0 10800 3163 18437 10800 21600 18437 18437 21600 10800 18437 3163" draw:text-areas="3163 3163 18437 18437" draw:type="ring" draw:modifiers="7837.544273907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2.3cm" svg:height="1.778cm" draw:transform="rotate (-3.14159265358979) translate (3.65cm 4.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16:14.445000000</dc:date>
    <meta:editing-duration>PT19M46S</meta:editing-duration>
    <meta:editing-cycles>9</meta:editing-cycles>
    <meta:document-statistic meta:object-count="3"/>
  </office:meta>
</office:document-meta>
</file>